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MonL" svg:font-family="NimbusMonL"/>
    <style:font-face style:name="NimbusRomNo9L" svg:font-family="NimbusRomNo9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ont000000001e48c7ab" svg:font-family="font000000001e48c7ab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start" style:justify-single-word="false"/>
      <style:text-properties style:font-name="Times New Roman" fo:font-size="12pt" officeooo:paragraph-rsid="0023f18c" style:font-size-asian="12pt" style:font-size-complex="12pt"/>
    </style:style>
    <style:style style:name="P2" style:family="paragraph" style:parent-style-name="Text_20_body">
      <style:paragraph-properties fo:line-height="100%" fo:text-align="start" style:justify-single-word="false"/>
      <style:text-properties style:font-name="Times New Roman" fo:font-size="12pt" fo:font-weight="bold" officeooo:rsid="0023f18c" officeooo:paragraph-rsid="0023f18c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Times New Roman" fo:font-size="12pt" fo:font-weight="bold" officeooo:paragraph-rsid="00240e0b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Times New Roman" fo:font-size="12pt" fo:font-weight="bold" officeooo:rsid="00240e0b" officeooo:paragraph-rsid="00240e0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Times New Roman" fo:font-size="12pt" fo:font-weight="normal" officeooo:rsid="00240e0b" officeooo:paragraph-rsid="00240e0b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00%" fo:text-align="start" style:justify-single-word="false"/>
      <style:text-properties fo:font-weight="normal" officeooo:rsid="001b6cd2" officeooo:paragraph-rsid="0023f18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6cd2" officeooo:paragraph-rsid="001b6cd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0417" officeooo:paragraph-rsid="001d041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49a8" officeooo:paragraph-rsid="001d041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49a8" officeooo:paragraph-rsid="001f49a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0f882" officeooo:paragraph-rsid="0020f88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28cf9" officeooo:paragraph-rsid="00228cf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6cd2" officeooo:paragraph-rsid="001b6cd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0417" officeooo:paragraph-rsid="001d041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49a8" officeooo:paragraph-rsid="001f49a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0f882" officeooo:paragraph-rsid="0020f88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28cf9" officeooo:paragraph-rsid="00228cf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2cdf" officeooo:paragraph-rsid="001c2cd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c2cdf" officeooo:paragraph-rsid="001c2cd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0417" officeooo:paragraph-rsid="001d0417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0417" officeooo:paragraph-rsid="001d041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0417" officeooo:paragraph-rsid="001d0417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1d0417"/>
    </style:style>
    <style:style style:name="P24" style:family="paragraph" style:parent-style-name="Standard">
      <style:paragraph-properties fo:text-align="center" style:justify-single-word="false"/>
      <style:text-properties fo:font-size="18pt" officeooo:rsid="001b6cd2" officeooo:paragraph-rsid="001b6cd2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3f18c" officeooo:paragraph-rsid="0023f18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20f882" officeooo:paragraph-rsid="0020f882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f49a8" officeooo:paragraph-rsid="001f49a8" style:font-size-asian="12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color="#000000" style:text-outline="false" style:font-name="Times New Roman" fo:letter-spacing="normal" style:letter-kerning="false" style:font-size-asian="12pt"/>
    </style:style>
    <style:style style:name="T3" style:family="text">
      <style:text-properties fo:color="#000000" style:text-outline="false" style:font-name="Times New Roman" fo:letter-spacing="normal" officeooo:rsid="001ddad1" style:letter-kerning="false" style:font-size-asian="12pt"/>
    </style:style>
    <style:style style:name="T4" style:family="text">
      <style:text-properties fo:color="#000000" style:text-outline="false" style:font-name="Times New Roman" fo:letter-spacing="normal" officeooo:rsid="001ddad1" style:letter-kerning="false" style:font-size-asian="12pt" style:font-size-complex="12pt"/>
    </style:style>
    <style:style style:name="T5" style:family="text">
      <style:text-properties fo:color="#000000" style:text-outline="false" style:font-name="Times New Roman" fo:letter-spacing="normal" officeooo:rsid="0024266e" style:letter-kerning="false" style:font-size-asian="12pt" style:font-size-complex="12pt"/>
    </style:style>
    <style:style style:name="T6" style:family="text">
      <style:text-properties fo:color="#000000" style:text-outline="false" style:font-name="Times New Roman" fo:letter-spacing="normal" officeooo:rsid="00245511" style:letter-kerning="false" style:font-size-asian="12pt" style:font-size-complex="12pt"/>
    </style:style>
    <style:style style:name="T7" style:family="text">
      <style:text-properties fo:color="#000000" style:text-outline="false" style:font-name="Times New Roman" fo:letter-spacing="normal" style:text-underline-style="none" fo:font-weight="normal" officeooo:rsid="001ddad1" style:letter-kerning="false" style:font-size-asian="12pt" style:font-weight-asian="normal" style:font-size-complex="12pt" style:font-weight-complex="normal"/>
    </style:style>
    <style:style style:name="T8" style:family="text">
      <style:text-properties fo:color="#000000" style:text-outline="false" style:font-name="Times New Roman" fo:font-size="14pt" fo:letter-spacing="normal" style:letter-kerning="false" style:font-size-asian="12pt"/>
    </style:style>
    <style:style style:name="T9" style:family="text">
      <style:text-properties fo:color="#000000" style:text-outline="false" style:font-name="Times New Roman" fo:font-size="8pt" fo:letter-spacing="normal" officeooo:rsid="001ddad1" style:letter-kerning="false" style:font-size-asian="12pt"/>
    </style:style>
    <style:style style:name="T10" style:family="text">
      <style:text-properties officeooo:rsid="001ddad1"/>
    </style:style>
    <style:style style:name="T11" style:family="text">
      <style:text-properties style:text-outline="false" fo:letter-spacing="normal" style:letter-kerning="false"/>
    </style:style>
    <style:style style:name="T12" style:family="text">
      <style:text-properties officeooo:rsid="0023f18c"/>
    </style:style>
    <style:style style:name="T13" style:family="text">
      <style:text-properties style:font-name="NimbusRomNo9L"/>
    </style:style>
    <style:style style:name="T14" style:family="text">
      <style:text-properties style:font-name="NimbusRomNo9L" fo:font-size="9pt"/>
    </style:style>
    <style:style style:name="T15" style:family="text">
      <style:text-properties style:font-name="NimbusRomNo9L" fo:font-size="9pt" fo:font-style="italic"/>
    </style:style>
    <style:style style:name="T16" style:family="text">
      <style:text-properties style:font-name="NimbusRomNo9L" fo:font-size="9pt" style:text-underline-style="none" fo:font-weight="normal" officeooo:rsid="0023f18c" style:font-size-asian="10.5pt" style:font-weight-asian="normal" style:font-size-complex="12pt" style:font-weight-complex="normal"/>
    </style:style>
    <style:style style:name="T17" style:family="text">
      <style:text-properties style:font-name="NimbusRomNo9L" fo:font-style="italic"/>
    </style:style>
    <style:style style:name="T18" style:family="text">
      <style:text-properties fo:font-size="9pt"/>
    </style:style>
    <style:style style:name="T19" style:family="text">
      <style:text-properties fo:font-size="9pt" style:text-underline-style="none" fo:font-weight="normal" officeooo:rsid="0023f18c" style:font-size-asian="10.5pt" style:font-weight-asian="normal" style:font-size-complex="12pt" style:font-weight-complex="normal"/>
    </style:style>
    <style:style style:name="T20" style:family="text">
      <style:text-properties fo:font-size="9pt" fo:font-style="italic"/>
    </style:style>
    <style:style style:name="T21" style:family="text">
      <style:text-properties fo:font-style="italic"/>
    </style:style>
    <style:style style:name="T22" style:family="text">
      <style:text-properties fo:font-style="italic" fo:font-weight="normal" style:font-weight-asian="normal" style:font-weight-complex="normal"/>
    </style:style>
    <style:style style:name="T23" style:family="text">
      <style:text-properties style:text-underline-style="none" fo:font-weight="normal" officeooo:rsid="0023f18c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3f18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esources for Lung Cancer Detection Project</text:p>
      <text:p text:style-name="P20">L<text:span text:style-name="T10">inks</text:span></text:p>
      <text:p text:style-name="P7"/>
      <text:p text:style-name="P7">Video Tutorial on how to read CT scans:</text:p>
      <text:p text:style-name="P13"><text:a xlink:type="simple" xlink:href="https://www.youtube.com/watch?v=-XUKq3B4sdw" text:style-name="Internet_20_link" text:visited-style-name="Visited_20_Internet_20_Link">https://www.youtube.com/watch?v=-XUKq3B4sdw</text:a></text:p>
      <text:p text:style-name="P13"/>
      <text:p text:style-name="P10">Software from video tutorial:</text:p>
      <text:p text:style-name="P27"><text:span text:style-name="T11">www.mevislab.de</text:span></text:p>
      <text:p text:style-name="P13"/>
      <text:p text:style-name="P8">Watershed Segmentation:</text:p>
      <text:p text:style-name="P14"><text:a xlink:type="simple" xlink:href="https://www.kaggle.com/ankasor/data-science-bowl-2017/improved-lung-segmentation-using-watershed/discussion" text:style-name="Internet_20_link" text:visited-style-name="Visited_20_Internet_20_Link">https://www.kaggle.com/ankasor/data-science-bowl-2017/improved-lung-segmentation-using-watershed/discussion</text:a></text:p>
      <text:p text:style-name="P14"/>
      <text:p text:style-name="P8">Preprocessing Tutorial 1:</text:p>
      <text:p text:style-name="P14"><text:a xlink:type="simple" xlink:href="https://www.kaggle.com/gzuidhof/data-science-bowl-2017/full-preprocessing-tutorial/discussion" text:style-name="Internet_20_link" text:visited-style-name="Visited_20_Internet_20_Link">https://www.kaggle.com/gzuidhof/data-science-bowl-2017/full-preprocessing-tutorial/discussion</text:a></text:p>
      <text:p text:style-name="P14"/>
      <text:p text:style-name="P10">Demo for FIJI 3D viewer:</text:p>
      <text:p text:style-name="P15"><text:a xlink:type="simple" xlink:href="https://www.youtube.com/watch?v=zqpUYx3guyU&amp;feature=youtu.be" text:style-name="Internet_20_link" text:visited-style-name="Visited_20_Internet_20_Link">https://www.youtube.com/watch?v=zqpUYx3guyU&amp;feature=youtu.be</text:a></text:p>
      <text:p text:style-name="P15"/>
      <text:p text:style-name="P11">UNET for candidate point generation:</text:p>
      <text:p text:style-name="P16"><text:a xlink:type="simple" xlink:href="https://www.kaggle.com/arnavkj95/data-science-bowl-2017/candidate-generation-and-luna16-preprocessing/discussion" text:style-name="Internet_20_link" text:visited-style-name="Visited_20_Internet_20_Link">https://www.kaggle.com/arnavkj95/data-science-bowl-2017/candidate-generation-and-luna16-preprocessing/discussion</text:a></text:p>
      <text:p text:style-name="P16"/>
      <text:p text:style-name="P11">Using 3D CNNs:</text:p>
      <text:p text:style-name="P16"><text:a xlink:type="simple" xlink:href="https://www.kaggle.com/c/data-science-bowl-2017/discussion/28034" text:style-name="Internet_20_link" text:visited-style-name="Visited_20_Internet_20_Link">https://www.kaggle.com/c/data-science-bowl-2017/discussion/28034</text:a></text:p>
      <text:p text:style-name="P16"/>
      <text:p text:style-name="P12">Mxnet code:</text:p>
      <text:p text:style-name="P17">https://www.kaggle.com/drn01z3/data-science-bowl-2017/mxnet-xgboost-baseline-lb-0-57/discussion</text:p>
      <text:p text:style-name="P9"/>
      <text:p text:style-name="P14"/>
      <text:p text:style-name="P14"/>
      <text:p text:style-name="P20">External data links</text:p>
      <text:p text:style-name="P22"/>
      <text:p text:style-name="P21">- <text:span text:style-name="T2">http://cmp.felk.cvut.cz/~dolejm1/lungtime/</text:span></text:p>
      <text:p text:style-name="P21"><text:span text:style-name="T8">- </text:span><text:span text:style-name="T2">http://www.via.cornell.edu/lungdb.html <text:s/>(50 patients, nodule annotations)</text:span></text:p>
      <text:p text:style-name="P21"><text:span text:style-name="T2">- </text:span><text:a xlink:type="simple" xlink:href="https://luna16.grand-challenge.org/home/" text:style-name="Internet_20_link" text:visited-style-name="Visited_20_Internet_20_Link">https://luna16.grand-challenge.org/home/</text:a><text:span text:style-name="T2"> (manual annotations)</text:span></text:p>
      <text:p text:style-name="P21"><text:span text:style-name="T2">- </text:span><text:a xlink:type="simple" xlink:href="https://wiki.cancerimagingarchive.net/display/Public/SPIE-AAPM+Lung+CT+Challenge" text:style-name="Internet_20_link" text:visited-style-name="Visited_20_Internet_20_Link">https://wiki.cancerimagingarchive.net/display/Public/SPIE-AAPM+Lung+CT+Challenge</text:a></text:p>
      <text:p text:style-name="P21"><text:span text:style-name="T2">- </text:span><text:a xlink:type="simple" xlink:href="https://anode09.grand-challenge.org/" text:style-name="Internet_20_link" text:visited-style-name="Visited_20_Internet_20_Link">https://anode09.grand-challenge.org/</text:a><text:span text:style-name="T2"> </text:span><text:span text:style-name="T3">(5 patients)</text:span></text:p>
      <text:p text:style-name="P21"><text:span text:style-name="T3">- </text:span><text:a xlink:type="simple" xlink:href="http://www.aylward.org/notes/open-access-medical-image-repositories" text:style-name="Internet_20_link" text:visited-style-name="Visited_20_Internet_20_Link">http://www.aylward.org/notes/open-access-medical-image-repositories</text:a></text:p>
      <text:p text:style-name="P21"><text:span text:style-name="T3">- </text:span><text:a xlink:type="simple" xlink:href="http://data.dmlc.ml/mxnet/models" text:style-name="Internet_20_link" text:visited-style-name="Visited_20_Internet_20_Link">http://data.dmlc.ml/mxnet/models</text:a><text:span text:style-name="T3"> (mxnet models)</text:span></text:p>
      <text:p text:style-name="P21"><text:span text:style-name="T3">- </text:span><text:a xlink:type="simple" xlink:href="https://public.cancerimagingarchive.net/ncia/externalLinks.jsf?collectionName=LIDC-IDRI" text:style-name="Internet_20_link" text:visited-style-name="Visited_20_Internet_20_Link">https://public.cancerimagingarchive.net/ncia/externalLinks.jsf?collectionName=LIDC-IDRI</text:a></text:p>
      <text:p text:style-name="P23"><text:span text:style-name="T7">- </text:span><text:span text:style-name="T4">https://wiki.cancerimagingarchive.net/display/ Public/LIDC- IDRI *** </text:span><text:span text:style-name="T5">(used in methods paper </text:span><text:span text:style-name="T6">1</text:span><text:span text:style-name="T5">)</text:span></text:p>
      <text:p text:style-name="P21"><text:span text:style-name="T3"/></text:p>
      <text:p text:style-name="P13"/>
      <text:p text:style-name="P13"/>
      <text:p text:style-name="P13"/>
      <text:p text:style-name="P13"/>
      <text:p text:style-name="P13"><text:soft-page-break/></text:p>
      <text:p text:style-name="P26">Papers</text:p>
      <text:p text:style-name="P25">CAD nodule detection 1:</text:p>
      <text:p text:style-name="P1"><text:span text:style-name="T23">C. Jacobs and et al. Automatic detection of subsolid pul- monary nodules in thoracic computed tomography images. </text:span><text:span text:style-name="T21">Medical Image Analysis</text:span>, 18:374–384, 2014.</text:p>
      <text:p text:style-name="P1"/>
      <text:p text:style-name="P3"><text:span text:style-name="T12">CAD nodule detection 2:</text:span></text:p>
      <text:p text:style-name="P3"><text:span text:style-name="T25">K. Murphy and et al. A large scale evaluation of automatic </text:span><text:span text:style-name="T24">pulmonary nodule detection in chest ct using local image fea- tures and k-nearest-neighbour classification. </text:span><text:span text:style-name="T22">Medical Image Analysis</text:span><text:span text:style-name="T24">, 13:757–770, 2009. </text:span></text:p>
      <text:p text:style-name="P3"><text:span text:style-name="T24"/></text:p>
      <text:p text:style-name="P4">CAD nodule detection 3:</text:p>
      <text:p text:style-name="P5">A. A. A. Setio and et al. Automatic detection of large pul- monary solid nodules in thoracic ct images. <text:span text:style-name="T21">Medical Physics</text:span>, 42(10):5642–5653, 2015. </text:p>
      <text:p text:style-name="P5"/>
      <text:p text:style-name="P2"/>
      <text:p text:style-name="P2"/>
      <text:p text:style-name="P6"/>
      <text:p text:style-name="P20">Other info</text:p>
      <text:p text:style-name="P20"><text:span text:style-name="T1"/></text:p>
      <text:p text:style-name="P18">Nodule Cancer Indicators</text:p>
      <text:p text:style-name="P19">- Older age</text:p>
      <text:p text:style-name="P19">- Female sex</text:p>
      <text:p text:style-name="P19">- Family history of lung cancer</text:p>
      <text:p text:style-name="P19">- emphysema present (dark areas)</text:p>
      <text:p text:style-name="P19">- larger nodule size</text:p>
      <text:p text:style-name="P19">- location of nodule in upper lobe</text:p>
      <text:p text:style-name="P19">- part solid nodule type</text:p>
      <text:p text:style-name="P19">- lower nodule count</text:p>
      <text:p text:style-name="P19">- Spiculation</text:p>
      <text:p text:style-name="P19">- Calcified nodule (very bright) most likely benig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MonL" svg:font-family="NimbusMonL"/>
    <style:font-face style:name="NimbusRomNo9L" svg:font-family="NimbusRomNo9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ont000000001e48c7ab" svg:font-family="font000000001e48c7ab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5:38:59.084308000</meta:creation-date>
    <meta:generator>LibreOffice/5.0.0.5$MacOSX_X86_64 LibreOffice_project/1b1a90865e348b492231e1c451437d7a15bb262b</meta:generator>
    <dc:date>2017-02-08T10:05:50.635186000</dc:date>
    <meta:editing-duration>P1DT19H3M56S</meta:editing-duration>
    <meta:editing-cycles>9</meta:editing-cycles>
    <meta:document-statistic meta:table-count="0" meta:image-count="0" meta:object-count="0" meta:page-count="2" meta:paragraph-count="47" meta:word-count="229" meta:character-count="2341" meta:non-whitespace-character-count="2158"/>
  </office:meta>
</office:document-meta>
</file>